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8pt" style:font-size-asian="18pt" style:font-size-complex="18pt"/>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weight="bold" style:font-weight-asian="bold" style:font-weight-complex="bold"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weight="bold" style:font-weight-asian="bold" style:font-weight-complex="bold"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weight="bold" style:font-weight-asian="bold" style:font-weight-complex="bold"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Normal"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weight="bold" style:font-weight-asian="bold" style:font-weight-complex="bold"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6" style:parent-style-name="Normal" style:family="paragraph">
      <style:text-properties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T4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list-style-name="LFO1" style:family="paragraph">
      <style:text-properties fo:font-size="14pt" style:font-size-asian="14pt" style:font-size-complex="14pt"/>
    </style:style>
    <style:style style:name="P50" style:parent-style-name="Normal" style:list-style-name="LFO1" style:family="paragraph">
      <style:text-properties fo:font-size="14pt" style:font-size-asian="14pt" style:font-size-complex="14pt"/>
    </style:style>
    <style:style style:name="P51" style:parent-style-name="Normal" style:list-style-name="LFO1"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list-style-name="LFO2" style:family="paragraph">
      <style:text-properties fo:font-size="14pt" style:font-size-asian="14pt" style:font-size-complex="14pt"/>
    </style:style>
    <style:style style:name="P54" style:parent-style-name="Normal" style:list-style-name="LFO2" style:family="paragraph">
      <style:text-properties fo:font-size="14pt" style:font-size-asian="14pt" style:font-size-complex="14pt"/>
    </style:style>
    <style:style style:name="P55" style:parent-style-name="Normal" style:family="paragraph">
      <style:text-properties fo:font-weight="bold" style:font-weight-asian="bold" style:font-weight-complex="bold"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59" style:parent-style-name="Normal" style:list-style-name="LFO2" style:family="paragraph">
      <style:text-properties fo:font-size="14pt" style:font-size-asian="14pt" style:font-size-complex="14pt"/>
    </style:style>
    <style:style style:name="P60" style:parent-style-name="Normal" style:list-style-name="LFO2" style:family="paragraph">
      <style:text-properties fo:font-size="14pt" style:font-size-asian="14pt" style:font-size-complex="14pt"/>
    </style:style>
    <style:style style:name="P61" style:parent-style-name="Normal" style:list-style-name="LFO2" style:family="paragraph">
      <style:text-properties fo:font-size="14pt" style:font-size-asian="14pt" style:font-size-complex="14pt"/>
    </style:style>
    <style:style style:name="P62" style:parent-style-name="Normal" style:list-style-name="LFO2" style:family="paragraph">
      <style:text-properties fo:font-size="14pt" style:font-size-asian="14pt" style:font-size-complex="14pt"/>
    </style:style>
    <style:style style:name="P63" style:parent-style-name="Normal" style:family="paragraph">
      <style:text-properties fo:font-weight="bold" style:font-weight-asian="bold" style:font-weight-complex="bold"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68" style:parent-style-name="Normal" style:list-style-name="LFO3" style:family="paragraph">
      <style:text-properties fo:font-size="14pt" style:font-size-asian="14pt" style:font-size-complex="14pt"/>
    </style:style>
    <style:style style:name="P69" style:parent-style-name="Normal" style:list-style-name="LFO3" style:family="paragraph">
      <style:text-properties fo:font-size="14pt" style:font-size-asian="14pt" style:font-size-complex="14pt"/>
    </style:style>
    <style:style style:name="P70" style:parent-style-name="Normal" style:list-style-name="LFO3" style:family="paragraph">
      <style:text-properties fo:font-size="14pt" style:font-size-asian="14pt" style:font-size-complex="14pt"/>
    </style:style>
    <style:style style:name="P71" style:parent-style-name="Normal" style:list-style-name="LFO3" style:family="paragraph">
      <style:text-properties fo:font-size="14pt" style:font-size-asian="14pt" style:font-size-complex="14pt"/>
    </style:style>
    <style:style style:name="P72" style:parent-style-name="Normal" style:list-style-name="LFO3" style:family="paragraph">
      <style:text-properties fo:font-size="14pt" style:font-size-asian="14pt" style:font-size-complex="14pt"/>
    </style:style>
    <style:style style:name="P73" style:parent-style-name="Normal" style:list-style-name="LFO3"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weight="bold" style:font-weight-asian="bold" style:font-weight-complex="bold" fo:font-size="14pt" style:font-size-asian="14pt" style:font-size-complex="14pt"/>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weight="bold" style:font-weight-asian="bold" style:font-weight-complex="bold" fo:font-size="14pt" style:font-size-asian="14pt" style:font-size-complex="14pt"/>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weight="bold" style:font-weight-asian="bold" style:font-weight-complex="bold" fo:font-size="14pt" style:font-size-asian="14pt" style:font-size-complex="14pt"/>
    </style:style>
    <style:style style:name="T85" style:parent-style-name="DefaultParagraphFont" style:family="text">
      <style:text-properties fo:font-size="14pt" style:font-size-asian="14pt" style:font-size-complex="14pt"/>
    </style:style>
    <style:style style:name="P86" style:parent-style-name="Normal" style:family="paragraph">
      <style:text-properties fo:font-weight="bold" style:font-weight-asian="bold" style:font-weight-complex="bold"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Normal" style:family="paragraph">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T9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99" style:parent-style-name="DefaultParagraphFont" style:family="text">
      <style:text-properties fo:font-size="14pt" style:font-size-asian="14pt" style:font-size-complex="14pt"/>
    </style:style>
    <style:style style:name="T10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03" style:parent-style-name="DefaultParagraphFont" style:family="text">
      <style:text-properties fo:font-size="14pt" style:font-size-asian="14pt" style:font-size-complex="14pt"/>
    </style:style>
    <style:style style:name="P104" style:parent-style-name="Normal" style:family="paragraph">
      <style:text-properties fo:font-size="14pt" style:font-size-asian="14pt" style:font-size-complex="14pt"/>
    </style:style>
    <style:style style:name="T105"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6" style:parent-style-name="DefaultParagraphFont" style:family="text">
      <style:text-properties fo:font-size="14pt" style:font-size-asian="14pt" style:font-size-complex="14pt"/>
    </style:style>
    <style:style style:name="P107" style:parent-style-name="Normal" style:list-style-name="LFO4" style:family="paragraph"/>
    <style:style style:name="T10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09" style:parent-style-name="DefaultParagraphFont" style:family="text">
      <style:text-properties fo:font-size="14pt" style:font-size-asian="14pt" style:font-size-complex="14pt"/>
    </style:style>
    <style:style style:name="P110" style:parent-style-name="Normal" style:list-style-name="LFO4" style:family="paragraph"/>
    <style:style style:name="T11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7" style:parent-style-name="DefaultParagraphFont" style:family="text">
      <style:text-properties fo:font-size="14pt" style:font-size-asian="14pt" style:font-size-complex="14pt"/>
    </style:style>
    <style:style style:name="P118" style:parent-style-name="Normal" style:family="paragraph">
      <style:text-properties fo:font-size="14pt" style:font-size-asian="14pt" style:font-size-complex="14pt"/>
    </style:style>
    <style:style style:name="P119" style:parent-style-name="Normal" style:family="paragraph">
      <style:text-properties fo:font-size="14pt" style:font-size-asian="14pt" style:font-size-complex="14pt"/>
    </style:style>
    <style:style style:name="P120" style:parent-style-name="Normal" style:family="paragraph">
      <style:text-properties fo:font-size="14pt" style:font-size-asian="14pt" style:font-size-complex="14pt"/>
    </style:style>
    <style:style style:name="P121" style:parent-style-name="Normal" style:family="paragraph">
      <style:text-properties fo:font-size="14pt" style:font-size-asian="14pt" style:font-size-complex="14pt"/>
    </style:style>
    <style:style style:name="P122" style:parent-style-name="Normal" style:family="paragraph">
      <style:text-properties fo:font-weight="bold" style:font-weight-asian="bold" style:font-weight-complex="bold" fo:font-size="14pt" style:font-size-asian="14pt" style:font-size-complex="14pt"/>
    </style:style>
    <style:style style:name="P123" style:parent-style-name="Normal" style:family="paragraph">
      <style:text-properties fo:font-size="14pt" style:font-size-asian="14pt" style:font-size-complex="14pt"/>
    </style:style>
    <style:style style:name="P124" style:parent-style-name="Normal" style:family="paragraph">
      <style:text-properties fo:font-size="14pt" style:font-size-asian="14pt" style:font-size-complex="14pt"/>
    </style:style>
    <style:style style:name="P125" style:parent-style-name="Normal" style:family="paragraph">
      <style:text-properties fo:font-size="14pt" style:font-size-asian="14pt" style:font-size-complex="14pt"/>
    </style:style>
  </office:automatic-styles>
  <office:body>
    <office:text text:use-soft-page-breaks="true">
      <text:p text:style-name="P1">AWS – IAM Overview</text:p>
      <text:p text:style-name="Normal"><text:span text:style-name="T2">What is IAM?</text:span><text:span text:style-name="T3"><text:s/></text:span></text:p>
      <text:p text:style-name="P4">IAM stands for<text:s/>Identity and Access Management.</text:p>
      <text:p text:style-name="P5">IAM is a web service that helps you securely control fine-grained access to AWS resources. With IAM, you can centrally manage permissions that control which AWS resources users can access. You use IAM to control who is authenticated (signed in) and authorized (has permissions) to use resources.</text:p>
      <text:p text:style-name="P6">IAM is a Global service.</text:p>
      <text:p text:style-name="P7">Authentication:</text:p>
      <text:p text:style-name="P8">Validates the identity of a user or a service.</text:p>
      <text:p text:style-name="P9">Create and manage IAM identities.</text:p>
      <text:p text:style-name="P10">Federate corporate identities.</text:p>
      <text:p text:style-name="P11">Authorization:</text:p>
      <text:p text:style-name="P12">Defines the permissions and limits access to only specific resources for the permitted user.</text:p>
      <text:p text:style-name="P13">Assign permissions to IAM identities.</text:p>
      <text:p text:style-name="P14">Assign permissions to corporate identities.</text:p>
      <text:p text:style-name="P15">IAM key features:</text:p>
      <text:p text:style-name="P16">•<text:tab/>Shared access to your AWS account</text:p>
      <text:p text:style-name="P17">•<text:tab/>Granular permissions</text:p>
      <text:p text:style-name="P18">•<text:tab/>Secure access to AWS resources for applications that run on Amazon EC2</text:p>
      <text:p text:style-name="P19">•<text:tab/>Multi-factor authentication (MFA)</text:p>
      <text:p text:style-name="P20">•<text:tab/>Identity federation</text:p>
      <text:p text:style-name="P21">•<text:tab/>Identity information for assurance</text:p>
      <text:p text:style-name="P22">•<text:tab/>PCI DSS Compliance</text:p>
      <text:p text:style-name="P23">•<text:tab/>Integrated with many AWS services</text:p>
      <text:p text:style-name="P24">•<text:tab/>Eventually Consistent</text:p>
      <text:soft-page-break/>
      <text:p text:style-name="P25">•<text:tab/>Free to use</text:p>
      <text:p text:style-name="P26">IAM Identities:<text:s/></text:p>
      <text:p text:style-name="P27">IAM Identities (Users, IAM Groups, IAM Roles) is what you create under your AWS account to provide authentication for people, application, and process in your AWS account.</text:p>
      <text:p text:style-name="P28">What is IAM Users?</text:p>
      <text:p text:style-name="P29">For greater security and organization, you can give access to your AWS account to specific users—identities that you create with custom permissions. There are three types of Users – Root users, IAM users and federating existing users.</text:p>
      <text:p text:style-name="P30">1.Root Users</text:p>
      <text:p text:style-name="P31">When you create an AWS account, you begin with one sign-in identity that has complete access to all AWS services and resources in the account. This identity is called the AWS account root user and is accessed by signing in with the email address and password that you used to create the account.</text:p>
      <text:p text:style-name="P32">This combination of your email address and password is also called your root user credentials. When you use your root user credentials, you have complete, unrestricted access to all resources in your AWS account.</text:p>
      <text:p text:style-name="P33">AWS strongly recommend that you don't use the root user for your everyday tasks. Safeguard your root user credentials and use them to perform the tasks that only the root user can perform.</text:p>
      <text:p text:style-name="P34">Only Service Control Policies (SCPs) in organizations can restrict the permissions that are granted to the root user.</text:p>
      <text:p text:style-name="P35">2.IAM Users</text:p>
      <text:p text:style-name="P36">An IAM user is an entity that represents a person or service. The IAM user represents the human user or workload who uses the IAM user to interact with AWS. A user in AWS consists of a name and credentials.</text:p>
      <text:p text:style-name="P37">IAM users are granted long term credentials to your AWS resources.</text:p>
      <text:p text:style-name="P38">Can be assigned: An access key ID and secret access key for programmatic access to the AWS API, CLI, SDK, and other development tools. A password for access to the management console.</text:p>
      <text:p text:style-name="P39">By default, IAM users cannot access anything in your account.</text:p>
      <text:soft-page-break/>
      <text:p text:style-name="P40">IAM users can be created to represent applications, and these are known as “service accounts”.</text:p>
      <text:p text:style-name="P41">You can have up to 5000 users per AWS account. You can create 5 users and add up to 10 users at a time. An IAM user can be a member of multi groups.</text:p>
      <text:p text:style-name="P42">Each user account has a friendly name and an ARN which uniquely identifies the user across AWS.</text:p>
      <text:p text:style-name="P43">The newly created IAM user has no password or access key.</text:p>
      <text:p text:style-name="P44">Each IAM user is associated with one and only one AWS account.</text:p>
      <text:p text:style-name="P45">You should create individual IAM accounts for users.</text:p>
      <text:p text:style-name="Normal"><text:span text:style-name="T46">3. Federating Existing Users</text:span></text:p>
      <text:p text:style-name="P47">Federation is particularly useful in these cases:</text:p>
      <text:p text:style-name="P48">a) Your users already have identities in a corporate directory.<text:s/></text:p>
      <text:list text:style-name="LFO1" text:continue-numbering="true">
        <text:list-item>
          <text:p text:style-name="P49">If your corporate directory is compatible with Security Assertion Markup Language 2.0 (SAML 2.0), you can configure your corporate directory to provide single sign on (SSO) access to the AWS Management Console for your users.</text:p>
        </text:list-item>
        <text:list-item>
          <text:p text:style-name="P50">If your corporate directory is not compatible with SAML 2.0, you can create an identity broker application to provide single sign on (SSO) access to the AWS Management Console for your users.</text:p>
        </text:list-item>
        <text:list-item>
          <text:p text:style-name="P51">If your corporate directory is Microsoft Active Directory, you can use AWS Directory Service to establish trust between your corporate directory and your AWS account.</text:p>
        </text:list-item>
      </text:list>
      <text:p text:style-name="P52">b) Your users already have Internet identities.</text:p>
      <text:list text:style-name="LFO2" text:continue-numbering="true">
        <text:list-item>
          <text:p text:style-name="P53">If you are creating a mobile app or web-based app that can let users identify themselves through an Internet identity provider like Login with Amazon, Facebook, Google, or any OpenID Connect (OIDC) compatible identity provider, the app can use federation to access AWS.</text:p>
        </text:list-item>
        <text:list-item>
          <text:p text:style-name="P54">AWS recommends using AWS Cognito for Identity Federation.</text:p>
        </text:list-item>
      </text:list>
      <text:p text:style-name="P55">What is IAM Groups?</text:p>
      <text:p text:style-name="P56">Groups are collections of IAM users and have policies attached to them.<text:s/></text:p>
      <text:soft-page-break/>
      <text:p text:style-name="P57">Use groups to assign permissions/policies to multiple users at a time that can make easier to manage those permissions for those users. Any user in that group, automatically has the permission that are assigned that group.<text:s/></text:p>
      <text:p text:style-name="P58">IAM Users Group Limitations:</text:p>
      <text:list text:style-name="LFO2" text:continue-numbering="true">
        <text:list-item>
          <text:p text:style-name="P59">A group is not an identity and cannot be identified as a principal in an IAM policy.</text:p>
        </text:list-item>
        <text:list-item>
          <text:p text:style-name="P60">User groups can't be nested.<text:s/></text:p>
        </text:list-item>
        <text:list-item>
          <text:p text:style-name="P61">You are limited to 300 groups per AWS account.</text:p>
        </text:list-item>
        <text:list-item>
          <text:p text:style-name="P62">An IAM user can be a member of up to 10 IAM groups.</text:p>
        </text:list-item>
      </text:list>
      <text:p text:style-name="P63">What is IAM Roles?</text:p>
      <text:p text:style-name="P64">Roles are an IAM identity that you can create in your account that has specific permissions. An IAM role has some similarities to an IAM user.</text:p>
      <text:p text:style-name="P65">IAM users or AWS services can assume a role to obtain temporary security credentials that can be used to make AWS API calls and automatically expire.</text:p>
      <text:p text:style-name="P66">A role can be assigned to a federated user who signs in using an external identity provider service that is compatible with SAML 2.0 or OpenID Connect, or a custom-built identity broker.</text:p>
      <text:p text:style-name="P67">You can use a Role to:</text:p>
      <text:list text:style-name="LFO3" text:continue-numbering="true">
        <text:list-item>
          <text:p text:style-name="P68">Federated user access – To assign permissions to a federated identity, you create a role and define permissions for the role.<text:s/></text:p>
        </text:list-item>
        <text:list-item>
          <text:p text:style-name="P69">IAM Role Delegation - Delegate permission to an AWS service to carry out actions on your behalf.</text:p>
        </text:list-item>
        <text:list-item>
          <text:p text:style-name="P70">Temporary IAM user permissions – An IAM user or role can assume an IAM role to temporarily take on different permissions for a specific task.</text:p>
        </text:list-item>
        <text:list-item>
          <text:p text:style-name="P71">Applications running on Amazon EC2 - Enable application code running on an Amazon EC2 instance to access or modify AWS resources.</text:p>
        </text:list-item>
        <text:list-item>
          <text:p text:style-name="P72">Grant access to another AWS account - You can use an IAM role to allow someone (a trusted principal) in a different account to access resources in your account.</text:p>
        </text:list-item>
        <text:list-item>
          <text:p text:style-name="P73">Cross-account access – Roles are the primary way to access Cross-account access.</text:p>
        </text:list-item>
      </text:list>
      <text:p text:style-name="P74">Some AWS services (S3, SNS, SQS, Glacier Vault) use features in other AWS services using the calling principal's permissions, using a service role, or using a service-linked role.</text:p>
      <text:p text:style-name="P75">A service-linked role is a type of service role that is linked to an AWS service. The service can assume the role to perform an action on your behalf. Service-linked roles appear in your IAM account and are owned by the service. An IAM administrator can view, but not edit the permissions for service-linked roles.</text:p>
      <text:p text:style-name="P76">Roles have two types of policies attached to them:</text:p>
      <text:p text:style-name="Normal"><text:span text:style-name="T77">1.</text:span><text:span text:style-name="T78">Trust policy</text:span><text:span text:style-name="T79"><text:s/>– Policy which defines which identities can assume the role. Creating a role with the IAM console automatically creates a default trust policy that you can customize. A role can have only one trust policy.</text:span></text:p>
      <text:p text:style-name="Normal"><text:span text:style-name="T80">2.</text:span><text:span text:style-name="T81">Permissions policy<text:s/></text:span><text:span text:style-name="T82">– Policy which defines which AWS resources a role can access and the actions it can perform on those resources. Permissions policies can be AWS managed policies, customer managed policies, or inline policies attached directly to the role. You can attach multiple permissions policies to an IAM role.</text:span></text:p>
      <text:p text:style-name="Normal"><text:span text:style-name="T83">You can also use<text:s/></text:span><text:span text:style-name="T84">IAM Roles Anywhere</text:span><text:span text:style-name="T85"><text:s/>to give access to machine identities. Using IAM Roles Anywhere means you don't need to manage long-term credentials for workloads running outside of AWS.</text:span></text:p>
      <text:p text:style-name="P86">What is<text:s/>Permissions and<text:s/>IAM Policies?</text:p>
      <text:p text:style-name="P87">Access management portion of IAM helps you define what a principal entity (a person or application) is allowed to do in an account that is authenticated using an IAM entity (user or role).</text:p>
      <text:p text:style-name="P88">Access management is often referred to as authorization.</text:p>
      <text:p text:style-name="P89">Permissions are granted through policies that are created and then attached to users, groups of users, or roles or AWS resources. Permissions in the policies determine whether the request is allowed or denied.</text:p>
      <text:p text:style-name="P90">Most policies are stored in AWS as JSON documents.</text:p>
      <text:p text:style-name="Normal"><text:span text:style-name="T91">Policies and accounts</text:span><text:span text:style-name="T92"><text:s/>- If you manage permissions across multiple accounts, it is more difficult to manage permissions for your users. You can use IAM roles,<text:s/></text:span><text:soft-page-break/><text:span text:style-name="T93">resource-based policies, or access control lists (ACLs) for cross-account permissions. However, we instead recommend using the AWS Organizations service to help you manage those permissions.</text:span></text:p>
      <text:p text:style-name="Normal"><text:span text:style-name="T94">Policies and users</text:span><text:span text:style-name="T95"><text:s/>– By default a newly created IAM user can't access anything in your account until you give a permission. You give permissions to a user by creating an identity-based policy. Any actions or resources that are not explicitly allowed are denied by default.</text:span></text:p>
      <text:p text:style-name="Normal"><text:span text:style-name="T96">Policies and groups</text:span><text:span text:style-name="T97"><text:s/>- You can organize IAM users into IAM groups and attach a policy to a group. In that case, individual users still have their own credentials, but all the users in a group have the permissions that are attached to the group.<text:s/></text:span></text:p>
      <text:p text:style-name="Normal"><text:span text:style-name="T98">Multiple policies and users/groups</text:span><text:span text:style-name="T99"><text:s/>- Users or groups can have multiple policies attached to them that grant different permissions. In that case, the permissions for the users are calculated based on the combination of policies. But the basic principle still applies: If the user has not been granted an explicit permission for an action and a resource, the user does not have those permissions.</text:span></text:p>
      <text:p text:style-name="Normal"><text:span text:style-name="T100">Federated users and roles</text:span><text:span text:style-name="T101"><text:s/>- Federated users don't have permanent identities in your AWS account the way that IAM users do. To assign permissions to federated users, you can create an entity referred to as a role and define permissions for the role. When a federated user signs into AWS, the user is associated with the role and is granted the permissions that are defined in the role.</text:span></text:p>
      <text:p text:style-name="Normal"><text:span text:style-name="T102">Identity-based policies</text:span><text:span text:style-name="T103"><text:s/>- Identity-based policies are permissions policies that you attach to an IAM identity, such as an IAM user, group, or role. It can control what actions the identity can perform, on which resources, and under what conditions.</text:span></text:p>
      <text:p text:style-name="P104">Identity-based policies can be further categorized into two:</text:p>
      <text:p text:style-name="Normal"><text:span text:style-name="T105">Managed policies</text:span><text:span text:style-name="T106"><text:s/>– Standalone identity-based policies that you can attach to multiple users, groups, and roles in your AWS account. You can use two types of managed policies:</text:span></text:p>
      <text:list text:style-name="LFO4">
        <text:list-item text:start-value="1">
          <text:p text:style-name="P107"><text:span text:style-name="T108">AWS managed policies</text:span><text:span text:style-name="T109"><text:s/>– Managed policies that are created and managed by AWS.<text:s/></text:span></text:p>
        </text:list-item>
      </text:list>
      <text:list text:style-name="LFO4" text:continue-numbering="true">
        <text:list-item>
          <text:p text:style-name="P110"><text:span text:style-name="T111">Customer managed policies</text:span><text:span text:style-name="T112"><text:s/>– Managed policies that you create and manage in your AWS account. Customer managed policies provide more<text:s/></text:span><text:soft-page-break/><text:span text:style-name="T113">precise control over your policies than AWS managed policies. You can create, edit, and validate an IAM policy in the visual editor or by creating the JSON policy document directly.</text:span></text:p>
        </text:list-item>
      </text:list>
      <text:p text:style-name="Normal"><text:span text:style-name="T114">Inline policies</text:span><text:span text:style-name="T115"><text:s/>– Policies that you create and manage and that are embedded directly into a single user, group, or role.</text:span></text:p>
      <text:p text:style-name="Normal"><text:span text:style-name="T116">Resource-based policies</text:span><text:span text:style-name="T117"><text:s/>- Resource-based policies are permissions policies that you attach to a resource such as an Amazon S3 bucket or an IAM role trust policy.</text:span></text:p>
      <text:p text:style-name="P118">It can control what actions a specified principal can perform on that resource and under what conditions.<text:s/></text:p>
      <text:p text:style-name="P119">Resource-based policies are inline policies, and there are no managed resource-based policies.<text:s/></text:p>
      <text:p text:style-name="P120">To enable cross-account access, you can specify an entire account or IAM entities in another account as the principal in a resource-based policy.</text:p>
      <text:p text:style-name="P121">IAM service supports only one type of resource-based policy called a role trust policy, which is attached to an IAM role. Because an IAM role is both an identity and a resource that supports resource-based policies, you must attach both a trust policy and an identity-based policy to an IAM role. Trust policies define which principal entities (accounts, users, roles, and federated users) can assume the role.</text:p>
      <text:p text:style-name="P122">Summary</text:p>
      <text:p text:style-name="P123">IAM is one of the major building blocks of AWS. IAM lets you control who can use your resources (authentication) and in which ways (authorization). AWS IAM follows an incredibly granular approach in providing permissions and access control within your AWS environments.</text:p>
      <text:p text:style-name="P124"/>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 K PATEL</meta:initial-creator>
    <dc:creator>H K PATEL</dc:creator>
    <meta:creation-date>2023-03-16T12:44:00Z</meta:creation-date>
    <dc:date>2023-03-16T13:03:00Z</dc:date>
    <meta:template xlink:href="Normal" xlink:type="simple"/>
    <meta:editing-cycles>1</meta:editing-cycles>
    <meta:editing-duration>PT900S</meta:editing-duration>
    <meta:document-statistic meta:page-count="7" meta:paragraph-count="23" meta:word-count="1786" meta:character-count="11949" meta:row-count="84" meta:non-whitespace-character-count="10186"/>
  </office:meta>
</office:document-meta>
</file>